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9ec" officeooo:paragraph-rsid="001ba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3:51:25.239559008</meta:creation-date>
    <meta:generator>LibreOffice/7.3.7.2$Linux_X86_64 LibreOffice_project/30$Build-2</meta:generator>
    <dc:date>2024-07-11T13:52:51.104641295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